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f27" officeooo:paragraph-rsid="001c2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 Outdoor Test</text:p>
      <text:p text:style-name="P1">Differences:</text:p>
      <text:p text:style-name="P1"><text:tab/>Range Finder is still giving inaccurate readings(these readings are from <text:tab/><text:tab/>a fully extended payload)</text:p>
      <text:p text:style-name="P1"><text:tab/>Humidity was previously giving values of 2 to 3% for the entire outdoor <text:tab/><text:tab/>test, now it shows 10 to 11%</text:p>
      <text:p text:style-name="P1"><text:tab/>Temperature sesnros were reading from 105 to 116 degreees F</text:p>
      <text:p text:style-name="P1"/>
      <text:p text:style-name="P1">pi@raspberrypi:~/miura $ python3 main.py</text:p>
      <text:p text:style-name="P1">dwlk started</text:p>
      <text:p text:style-name="P1">sens started</text:p>
      <text:p text:style-name="P1">CU MI SE 1497036226.25 2212824834 26.82 838.07 10.67 98.60 94.44 93.65</text:p>
      <text:p text:style-name="P1">packet sent</text:p>
      <text:p text:style-name="P1">CU MI SE 1497036229.59 2218133251 26.91 839.54 10.67 98.60 94.44 93.54</text:p>
      <text:p text:style-name="P1">packet sent</text:p>
      <text:p text:style-name="P1">CU MI SE 1497036232.87 2214266620 26.79 840.37 11.16 98.49 94.21 93.42</text:p>
      <text:p text:style-name="P1">packet sent</text:p>
      <text:p text:style-name="P1">CU MI SE 1497036236.15 2214856440 26.88 840.66 11.16 98.38 94.10 93.31</text:p>
      <text:p text:style-name="P1">packet sent</text:p>
      <text:p text:style-name="P1">CU MI SE 1497036239.59 2229077758 26.79 838.76 11.16 98.38 94.10 93.20</text:p>
      <text:p text:style-name="P1">packet sent</text:p>
      <text:p text:style-name="P1">CU MI SE 1497036242.87 2204698370 26.65 840.90 11.16 98.26 93.99 93.09</text:p>
      <text:p text:style-name="P1">packet sent</text:p>
      <text:p text:style-name="P1">CU MI SE 1497036246.15 2195916541 26.72 839.00 11.16 98.04 93.88 92.86</text:p>
      <text:p text:style-name="P1">packet sent</text:p>
      <text:p text:style-name="P1">CU MI SE 1497036249.43 2201356028 26.84 840.90 11.16 98.04 93.76 92.75</text:p>
      <text:p text:style-name="P1">packet sent</text:p>
      <text:p text:style-name="P1">CU MI SE 1497036252.71 2219378435 26.76 837.49 11.16 98.04 93.65 92.64</text:p>
      <text:p text:style-name="P1">packet sent</text:p>
      <text:p text:style-name="P1">CU MI SE 1497036255.99 2200307450 26.65 840.17 11.16 97.92 93.54 92.64</text:p>
      <text:p text:style-name="P1">packet sent</text:p>
      <text:p text:style-name="P1">CU MI SE 1497036259.27 2202339061 26.72 839.15 11.16 97.70 93.42 92.53</text:p>
      <text:p text:style-name="P1">packet sent</text:p>
      <text:p text:style-name="P1">CU MI SE 1497036262.55 2212759292 26.79 832.80 11.16 97.59 93.31 92.53</text:p>
      <text:p text:style-name="P1">packet s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3:25:41.201901297</meta:creation-date>
    <dc:date>2017-06-09T13:28:20.690851627</dc:date>
    <meta:editing-duration>PT2M40S</meta:editing-duration>
    <meta:editing-cycles>1</meta:editing-cycles>
    <meta:document-statistic meta:table-count="0" meta:image-count="0" meta:object-count="0" meta:page-count="1" meta:paragraph-count="32" meta:word-count="212" meta:character-count="1329" meta:non-whitespace-character-count="1142"/>
    <meta:generator>LibreOffice/4.3.3.2$Linux_ARM_EABI LibreOffice_project/430m0$Build-2</meta:generator>
  </office:meta>
</office:document-meta>
</file>